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Normal">
      <style:table-cell-properties fo:background-color="#c0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1-11-06T08:40:04" calcext:value-type="date">
            <text:p>2021-11-06 08:40:04</text:p>
          </table:table-cell>
          <table:table-cell table:style-name="ce22" office:value-type="date" office:date-value="2021-11-06" calcext:value-type="date">
            <text:p>2021-11-06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08H40M04S" calcext:value-type="time">
            <text:p>08:40:04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1-11-06T08:40:04" calcext:value-type="date">
            <text:p>2021-11-06 08:40:04</text:p>
          </table:table-cell>
          <table:table-cell table:style-name="ce23" office:value-type="date" office:date-value="2021-11-06" calcext:value-type="date">
            <text:p>2021-11-06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20H40M04S" calcext:value-type="time">
            <text:p>20:40:04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1-11-06T08:40:04" calcext:value-type="date">
            <text:p>2021-11-06 08:40:04</text:p>
          </table:table-cell>
          <table:table-cell table:style-name="ce24" office:value-type="date" office:date-value="2021-11-06" calcext:value-type="date">
            <text:p>2021-11-06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08H40M04S" calcext:value-type="time">
            <text:p>08:40:04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1-11-06T08:40:04" calcext:value-type="date">
            <text:p>2021-11-06 08:40:04</text:p>
          </table:table-cell>
          <table:table-cell table:style-name="ce25" office:value-type="date" office:date-value="2021-11-06" calcext:value-type="date">
            <text:p>2021-11-06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20H40M04S" calcext:value-type="time">
            <text:p>20:40:04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1-11-06T08:40:04" calcext:value-type="date">
            <text:p>2021-11-06 08:40:04</text:p>
          </table:table-cell>
          <table:table-cell table:style-name="ce26" office:value-type="date" office:date-value="2021-11-06" calcext:value-type="date">
            <text:p>2021-11-06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08H40M04S" calcext:value-type="time">
            <text:p>08:40:04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1-11-06T08:40:04" calcext:value-type="date">
            <text:p>2021-11-06 08:40:04</text:p>
          </table:table-cell>
          <table:table-cell table:style-name="ce27" office:value-type="date" office:date-value="2021-11-06" calcext:value-type="date">
            <text:p>2021-11-06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20H40M04S" calcext:value-type="time">
            <text:p>20:40:04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1-11-06T08:40:04" calcext:value-type="date">
            <text:p>2021-11-06 08:40:04</text:p>
          </table:table-cell>
          <table:table-cell table:style-name="ce28" office:value-type="date" office:date-value="2021-11-06" calcext:value-type="date">
            <text:p>2021-11-06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08H40M04S" calcext:value-type="time">
            <text:p>08:40:04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1-11-06T08:40:04" calcext:value-type="date">
            <text:p>2021-11-06 08:40:04</text:p>
          </table:table-cell>
          <table:table-cell table:style-name="ce29" office:value-type="date" office:date-value="2021-11-06" calcext:value-type="date">
            <text:p>2021-11-06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20H40M04S" calcext:value-type="time">
            <text:p>20:40:04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1-11-06T08:40:04" calcext:value-type="date">
            <text:p>2021-11-06 08:40:04</text:p>
          </table:table-cell>
          <table:table-cell table:style-name="ce30" office:value-type="date" office:date-value="2021-11-06" calcext:value-type="date">
            <text:p>2021-11-06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08H40M05S" calcext:value-type="time">
            <text:p>08:40:05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1-11-06T08:40:05" calcext:value-type="date">
            <text:p>2021-11-06 08:40:05</text:p>
          </table:table-cell>
          <table:table-cell table:style-name="ce31" office:value-type="date" office:date-value="2021-11-06" calcext:value-type="date">
            <text:p>2021-11-06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20H40M05S" calcext:value-type="time">
            <text:p>20:40:05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1-11-06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Helpers" table:style-name="ta1">
        <table:table-column table:style-name="co5" table:number-columns-repeated="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Helper values with total (vertic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Suma 3</text:p>
          </table:table-cell>
          <table:table-cell table:number-columns-repeated="8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35" table:formula="of:=SUM([.A6:.A8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List of row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List of column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table:style-name="ce35" table:formula="of:=SUM([.E12:.G12])" office:value-type="float" office:value="12" calcext:value-type="float">
            <text:p>12</text:p>
          </table:table-cell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35" table:formula="of:=SUM([.E13:.G13])" office:value-type="float" office:value="15" calcext:value-type="float">
            <text:p>15</text:p>
          </table:table-cell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35" table:formula="of:=SUM([.E14:.G14])" office:value-type="float" office:value="18" calcext:value-type="float">
            <text:p>1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5" table:formula="of:=SUM([.A12:.A15])" office:value-type="float" office:value="12" calcext:value-type="float">
            <text:p>12</text:p>
          </table:table-cell>
          <table:table-cell table:style-name="ce35" table:formula="of:=SUM([.B12:.B15])" office:value-type="float" office:value="15" calcext:value-type="float">
            <text:p>15</text:p>
          </table:table-cell>
          <table:table-cell table:style-name="ce35" table:formula="of:=SUM([.C12:.C15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rows with totals</text:p>
          </table:table-cell>
          <table:covered-table-cell table:number-columns-repeated="3"/>
          <table:table-cell table:style-name="ce115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</text:p>
          </table:table-cell>
          <table:table-cell table:style-name="ce40" office:value-type="float" office:value="12000" calcext:value-type="float">
            <text:p>12.00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0:.D20])" office:value-type="float" office:value="12005" calcext:value-type="float">
            <text:p>12.005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B</text:p>
          </table:table-cell>
          <table:table-cell table:style-name="ce40" office:value-type="float" office:value="1020" calcext:value-type="float">
            <text:p>1.02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21:.D21])" office:value-type="float" office:value="1031" calcext:value-type="float">
            <text:p>1.031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C</text:p>
          </table:table-cell>
          <table:table-cell table:style-name="ce40" office:value-type="float" office:value="20404" calcext:value-type="float">
            <text:p>20.40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35" table:formula="of:=SUM([.B22:.D22])" office:value-type="float" office:value="20421" calcext:value-type="float">
            <text:p>20.421</text:p>
          </table:table-cell>
          <table:table-cell table:number-columns-repeated="4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0:.B22])" office:value-type="float" office:value="33424" calcext:value-type="float">
            <text:p>33.424</text:p>
          </table:table-cell>
          <table:table-cell table:style-name="ce35" table:formula="of:=SUM([.C20:.C22])" office:value-type="float" office:value="15" calcext:value-type="float">
            <text:p>15</text:p>
          </table:table-cell>
          <table:table-cell table:style-name="ce35" table:formula="of:=SUM([.D20:.D22])" office:value-type="float" office:value="18" calcext:value-type="float">
            <text:p>18</text:p>
          </table:table-cell>
          <table:table-cell table:style-name="ce35" table:formula="of:=SUM([.B23:.D23])" office:value-type="float" office:value="33457" calcext:value-type="float">
            <text:p>33.45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7:.C37])" office:value-type="float" office:value="10100" calcext:value-type="float">
            <text:p>10.100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8:.C38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7:.B38])" office:value-type="float" office:value="10100" calcext:value-type="float">
            <text:p>10.100</text:p>
          </table:table-cell>
          <table:table-cell table:style-name="ce35" table:formula="of:=SUM([.C37:.C38])" office:value-type="float" office:value="120" calcext:value-type="float">
            <text:p>120</text:p>
          </table:table-cell>
          <table:table-cell table:style-name="ce35" table:formula="of:=SUM([.B39:.C39])" office:value-type="float" office:value="10220" calcext:value-type="float">
            <text:p>10.220</text:p>
          </table:table-cell>
          <table:table-cell table:number-columns-repeated="5"/>
        </table:table-row>
      </table:table>
      <table:named-expressions>
        <table:named-range table:name="MYNAME" table:base-cell-address="$Styles.$A$1" table:cell-range-address=".A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6">00/00/0000</text:date>, <text:time style:data-style-name="N2" text:time-value="08:40:03.58683162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6T08:40:02</meta:creation-date>
    <meta:generator>LibreOffice/7.1.7.2$Linux_X86_64 LibreOffice_project/10$Build-2</meta:generator>
    <meta:editing-duration>PT2S</meta:editing-duration>
    <meta:editing-cycles>2</meta:editing-cycles>
    <meta:initial-creator>Turulomio</meta:initial-creator>
    <dc:description>This file have been generated with UnoGenerator-0.10.0. You can see UnoGenerator main page in http://github.com/turulomio/unogenerator</dc:description>
    <dc:subject>Demostración de la clase ODS</dc:subject>
    <meta:keyword>unogenerator</meta:keyword>
    <meta:keyword>demo</meta:keyword>
    <meta:keyword>files</meta:keyword>
    <dc:date>2021-11-06T08:40:05.750228203</dc:date>
    <dc:title>Ejemplo ODS con UnoGenerator</dc:title>
    <meta:document-statistic meta:table-count="2" meta:cell-count="214" meta:object-count="0"/>
  </office:meta>
</office:document-meta>
</file>